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系统程序员成长计划-工程管理(二)</text:p>
      <text:p text:style-name="Standard"/>
      <text:p text:style-name="Standard">HelloWorld</text:p>
      <text:p text:style-name="Standard"/>
      <text:p text:style-name="Standard">automake比起IDE要复杂很多，这里我们先写一个Hello World例子，明白其中的基本概念后，再用它来管理实际的工程。</text:p>
      <text:p text:style-name="Standard"/>
      <text:p text:style-name="Standard">o目录结构</text:p>
      <text:p text:style-name="Standard"/>
      <text:p text:style-name="Standard">最顶层目录名用模块名称，这里是helloworld。</text:p>
      <text:p text:style-name="Standard">源文件放在模块下的src子目录里，即helloworld/src。</text:p>
      <text:p text:style-name="Standard"/>
      <text:p text:style-name="Standard">这是惯例。有多个子模块时，各个子模块的源代码放在各自的目录里。</text:p>
      <text:p text:style-name="Standard"/>
      <text:p text:style-name="Standard">o 创建源文件</text:p>
      <text:p text:style-name="Standard"/>
      <text:p text:style-name="Standard">在src下创建源文件main.c，内容就是一个简单的Hello World程序。</text:p>
      <text:p text:style-name="Standard"/>
      <text:p text:style-name="Standard">o 创建Makefile模板</text:p>
      <text:p text:style-name="Standard"/>
      <text:p text:style-name="Standard">创建helloworld/Makefile.am，内容为：</text:p>
      <text:p text:style-name="Standard">SUBDIRS=src</text:p>
      <text:p text:style-name="Standard"/>
      <text:p text:style-name="Standard">这里只有简单的一行代码，表示其下有一个src的子目录，如果有多个子目录，用空格分开就行了。</text:p>
      <text:p text:style-name="Standard"/>
      <text:p text:style-name="Standard">创建helloworld/src/Makefile.am，内容为：</text:p>
      <text:p text:style-name="Standard">bin_PROGRAMS=helloworld </text:p>
      <text:p text:style-name="Standard">helloworld_SOURCES=main.c</text:p>
      <text:p text:style-name="Standard"/>
      <text:p text:style-name="Standard">这里表示有一个可执行文件helloworld，helloworld由源文件main.c编译而来。</text:p>
      <text:p text:style-name="Standard"/>
      <text:p text:style-name="Standard">PROGRAMS表示要产生的可执行文件，有多个可执行文件时，用空格分开，而bin表示可执行文件要安装的目录。 SOURCES表示生成可执行文件需要的源文件，有多个源文件时，也用空格分开。</text:p>
      <text:p text:style-name="Standard"/>
      <text:p text:style-name="Standard">.am扩展名是automake的简称，它是automake用来产生Makefile.in文件的模板。</text:p>
      <text:p text:style-name="Standard"/>
      <text:p text:style-name="Standard">o 创建autoconf的模板。</text:p>
      <text:p text:style-name="Standard"/>
      <text:p text:style-name="Standard">在helloworld下运行autoscan，生成文件configure.scan，把它改名为configure.in。这是autoconf的模板文件，它的内容大概为：</text:p>
      <text:p text:style-name="Standard"/>
      <text:p text:style-name="Standard"># <text:s text:c="46"/>-*- Autoconf -*- </text:p>
      <text:p text:style-name="Standard"># Process this file with autoconf to produce a configure script. </text:p>
      <text:p text:style-name="Standard"><text:soft-page-break/></text:p>
      <text:p text:style-name="Standard">AC_PREREQ(2.61) </text:p>
      <text:p text:style-name="Standard">AC_INIT(FULL-PACKAGE-NAME, VERSION, BUG-REPORT-ADDRESS) </text:p>
      <text:p text:style-name="Standard">AC_CONFIG_SRCDIR([src/main.c]) </text:p>
      <text:p text:style-name="Standard">AC_CONFIG_HEADER([config.h]) </text:p>
      <text:p text:style-name="Standard"/>
      <text:p text:style-name="Standard"># Checks for programs. </text:p>
      <text:p text:style-name="Standard">AC_PROG_CC </text:p>
      <text:p text:style-name="Standard"><text:s/></text:p>
      <text:p text:style-name="Standard"># Checks for libraries. </text:p>
      <text:p text:style-name="Standard"/>
      <text:p text:style-name="Standard"># Checks for header files. </text:p>
      <text:p text:style-name="Standard"/>
      <text:p text:style-name="Standard"># Checks for typedefs, structures, and compiler characteristics. </text:p>
      <text:p text:style-name="Standard"/>
      <text:p text:style-name="Standard"># Checks for library functions. </text:p>
      <text:p text:style-name="Standard"/>
      <text:p text:style-name="Standard">AC_CONFIG_FILES([Makefile </text:p>
      <text:p text:style-name="Standard"><text:s text:c="17"/>src/Makefile]) </text:p>
      <text:p text:style-name="Standard">AC_OUTPUT </text:p>
      <text:p text:style-name="Standard"/>
      <text:p text:style-name="Standard">这个文件由一系列的宏组成，这些宏最终由命令m4展开，得到一个脚本文件configure。configure的主要功能是探测系统的配置，然后根据这些配置来产生相应的Makefile文件。比如AC_PROG_CC 是用来检测编译器的，AC_CONFIG_FILES和AC_OUTPUT是用来产生Makefile和其它数据文件的。</text:p>
      <text:p text:style-name="Standard"/>
      <text:p text:style-name="Standard">不过这个模板文件还不能直接使用，需要做下列修改：</text:p>
      <text:p text:style-name="Standard"/>
      <text:p text:style-name="Standard">把：</text:p>
      <text:p text:style-name="Standard">AC_INIT(FULL-PACKAGE-NAME, VERSION, BUG-REPORT-ADDRESS) </text:p>
      <text:p text:style-name="Standard">改为：</text:p>
      <text:p text:style-name="Standard">AC_INIT(helloworld, 0.1, <text:a xlink:type="simple" xlink:href="mailto:xianjimli@hotmail.com">xianjimli@hotmail.com</text:a>)</text:p>
      <text:p text:style-name="Standard"/>
      <text:p text:style-name="Standard">FULL-PACKAGE-NAME 是模块的名称。</text:p>
      <text:p text:style-name="Standard"/>
      <text:p text:style-name="Standard">VERSION <text:s/>是模块的版本号，初始版本号都用0.1。对小模块来说用两级版本号就够了，小数点前的为主版本号，只有重大更新时才升级主版本号。小数点后的为次版本号，每次发布都应该升级它。一般升级到0.9后，可以继续升级到0.10、0.11等。</text:p>
      <text:p text:style-name="Standard"/>
      <text:p text:style-name="Standard">BUG-REPORT-ADDRESS 是作者或维护者的邮件地址。</text:p>
      <text:p text:style-name="Standard"/>
      <text:p text:style-name="Standard">再加上一行automake的初始化脚本：</text:p>
      <text:p text:style-name="Standard"/>
      <text:p text:style-name="Standard">AM_INIT_AUTOMAKE(helloworld, 0.1)</text:p>
      <text:p text:style-name="Standard"/>
      <text:p text:style-name="Standard">helloworld是模块的名称。</text:p>
      <text:p text:style-name="Standard"/>
      <text:p text:style-name="Standard"><text:soft-page-break/>0.1是模块的版本号。</text:p>
      <text:p text:style-name="Standard"/>
      <text:p text:style-name="Standard">这里和前面的参数是重复的，AC_INIT是初始化autoconf的，AM_INIT_AUTOMAKE是初始automake的。在有的情况下，只是产生数据文件，而不需要编译文件时，那就不需要AM_INIT_AUTOMAKE了。</text:p>
      <text:p text:style-name="Standard"/>
      <text:p text:style-name="Standard">最后得到下面的文件：</text:p>
      <text:p text:style-name="Standard"># <text:s text:c="46"/>-*- Autoconf -*-</text:p>
      <text:p text:style-name="Standard"># Process this file with autoconf to produce a configure script.</text:p>
      <text:p text:style-name="Standard"></text:p>
      <text:p text:style-name="Standard">AC_PREREQ(2.61)</text:p>
      <text:p text:style-name="Standard">AC_INIT(helloworld, 0.1, xianjimli@hotmail.com)</text:p>
      <text:p text:style-name="Standard">AC_CONFIG_SRCDIR([src/main.c])</text:p>
      <text:p text:style-name="Standard">AC_CONFIG_HEADER([config.h])</text:p>
      <text:p text:style-name="Standard">AM_INIT_AUTOMAKE(helloworld, 0.1)</text:p>
      <text:p text:style-name="Standard"># Checks for programs.</text:p>
      <text:p text:style-name="Standard">AC_PROG_CC</text:p>
      <text:p text:style-name="Standard"></text:p>
      <text:p text:style-name="Standard"># Checks for libraries.</text:p>
      <text:p text:style-name="Standard"></text:p>
      <text:p text:style-name="Standard"># Checks for header files.</text:p>
      <text:p text:style-name="Standard"></text:p>
      <text:p text:style-name="Standard"># Checks for typedefs, structures, and compiler characteristics.</text:p>
      <text:p text:style-name="Standard"></text:p>
      <text:p text:style-name="Standard"># Checks for library functions.</text:p>
      <text:p text:style-name="Standard"></text:p>
      <text:p text:style-name="Standard">AC_CONFIG_FILES([Makefile</text:p>
      <text:p text:style-name="Standard"><text:s text:c="17"/>src/Makefile])</text:p>
      <text:p text:style-name="Standard">AC_OUTPUT</text:p>
      <text:p text:style-name="Standard"/>
      <text:p text:style-name="Standard">o 拷贝所用到宏。</text:p>
      <text:p text:style-name="Standard">运行：aclocal</text:p>
      <text:p text:style-name="Standard"/>
      <text:p text:style-name="Standard">前面说了，configure.in里是一系列的宏，<text:span text:style-name="T1">这些宏由命令m4负责展开。m4 实际上就是macro的简称，4代表m后面省略了4个字母。类似的还有I18n (Internationalization )和 L10n(Localization)，其中的数字都是代表所省略的字母个数。</text:span></text:p>
      <text:p text:style-name="P1"/>
      <text:p text:style-name="P1">AC_PROG_CC 之类的宏是标准的宏(或说是内置的宏)，不需要我们自己去写它，但我们需要运行命令aclocal，aclocal把configure.in中所用到的宏全部拷贝到我们的工程里来。在helloworld目录下运行aclocal之后，当前目录下出现了：</text:p>
      <text:p text:style-name="P1"/>
      <text:p text:style-name="P1">autom4te.cache 这是一个临时目录，只是用来加快宏展开的。</text:p>
      <text:p text:style-name="P1">aclocal.m4 是configure.in中用到的宏的定义，有兴趣的读者可以看看。</text:p>
      <text:p text:style-name="P1"/>
      <text:p text:style-name="P1">o 产生配置头文件的模板。</text:p>
      <text:p text:style-name="P1">运行：autoheader</text:p>
      <text:p text:style-name="P1"><text:soft-page-break/></text:p>
      <text:p text:style-name="P1">配置头文件(config.h)是用来定义在C/C++程序中可以引用的宏，像模块的名称和版本号等等。这些宏由configure脚本产生，但我们要提供一个模板文件。这个模板文件可以用命令autoheader产生出来。在helloworld目录下运行autoheader之后，当前目录下产生config.h.in，一般情况不用修改它。</text:p>
      <text:p text:style-name="P1"/>
      <text:p text:style-name="P1">o 创建几个必要的文件。</text:p>
      <text:p text:style-name="P1"/>
      <text:p text:style-name="P1">README：描述模块的功能、用法和注意事项等。</text:p>
      <text:p text:style-name="P1">NEWS：描述模块最新的动态。</text:p>
      <text:p text:style-name="P1">AUTHORS：模块的作者及联系方式。</text:p>
      <text:p text:style-name="P1">ChangeLog：记录模块的修改历史，它有固定的格式：</text:p>
      <text:p text:style-name="P1">1.最新修改放在最上面。</text:p>
      <text:p text:style-name="P1">2.对于每条记录，第一行写日期，修改者和联系方式。第二行开始以tab开头，再加一个星号，后面再写修改的原因和位置等。如：</text:p>
      <text:p text:style-name="P1"/>
      <text:p text:style-name="P1">2009-03-29 Li XianJing &lt;xianjingli@hotmail.com&gt; </text:p>
      <text:p text:style-name="P1"><text:s text:c="4"/>* Created </text:p>
      <text:p text:style-name="Standard"/>
      <text:p text:style-name="Standard">o 生成Makefile.in和所需要的脚本。</text:p>
      <text:p text:style-name="Standard">运行：automake -a </text:p>
      <text:p text:style-name="Standard"/>
      <text:p text:style-name="Standard">这个命令会建立COPYING depcomp INSTALL install-sh missing几个文件的链接，这些文件指向系统中的文件。automake最重要的功能是以Makefile.am为模板产生Makefile.in文件，Makefile.in相对于Makefile.am要复杂很多倍了，所幸的是我们不需要了解它。</text:p>
      <text:p text:style-name="Standard"/>
      <text:p text:style-name="Standard">o 产生configure脚本。</text:p>
      <text:p text:style-name="Standard">运行：autoconf</text:p>
      <text:p text:style-name="Standard"/>
      <text:p text:style-name="Standard">autoconf的功能是调用m4展开configure.in中的宏，生成configure脚本，这个脚本是最终运行的脚本。</text:p>
      <text:p text:style-name="Standard"/>
      <text:p text:style-name="Standard">o 产生最终的Makefile。</text:p>
      <text:p text:style-name="Standard">运行：./configure</text:p>
      <text:p text:style-name="Standard"/>
      <text:p text:style-name="Standard">configure有两个常用的参数：</text:p>
      <text:p text:style-name="Standard">--prefix 用来指定安装目录，Linux下默认的安装目录是/usr/local。</text:p>
      <text:p text:style-name="Standard">--host 用于交叉编译，比如x86的PC机上编译在ARM板上运行的程序。</text:p>
      <text:p text:style-name="Standard"/>
      <text:p text:style-name="Standard">如：./configure --prefix=/home/lixianjing/work/arm-root/usr –host=arm-linux</text:p>
      <text:p text:style-name="Standard"/>
      <text:p text:style-name="Standard">o 编译</text:p>
      <text:p text:style-name="Standard"><text:soft-page-break/>运行：make</text:p>
      <text:p text:style-name="Standard"/>
      <text:p text:style-name="Standard">o 安装</text:p>
      <text:p text:style-name="Standard">运行：make install</text:p>
      <text:p text:style-name="Standard"/>
      <text:p text:style-name="Standard">o 发布软件包</text:p>
      <text:p text:style-name="Standard">运行：make dist或者make distcheck</text:p>
      <text:p text:style-name="Standard"/>
      <text:p text:style-name="Standard">make dist用来生成一个发布软件包，这里会产生一个名为helloworld-0.1.tar.gz的文件。通常，源代码管理系统(cvs/svn/git)中的源代码是处于开发中的，是不稳定的，而发布的软件包则是稳定的，可供用户使用的。</text:p>
      <text:p text:style-name="Standard"/>
      <text:p text:style-name="Standard">怎样，是不是有点晕了？这里主要是想读者了解其中的原理，在实际操作中，我们可以把make之前的部分动作放到一个脚本文件中，这个脚本文件通常取名为autogen.sh或者bootstrap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鼎PL细上海宋Uni" style:font-size-asian="12pt" style:language-asian="zh" style:country-asian="CN" style:font-name-complex="文鼎PL细上海宋Un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鼎PL细上海宋Uni" style:font-size-asian="14pt" style:font-name-complex="文鼎PL细上海宋Un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ixianjing</meta:initial-creator>
    <meta:creation-date>2009-03-29T16:14:57</meta:creation-date>
    <dc:creator>lixianjing</dc:creator>
    <dc:date>2009-04-01T22:49:56</dc:date>
    <meta:editing-cycles>395</meta:editing-cycles>
    <meta:editing-duration>PT2H39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12" meta:word-count="1122" meta:character-count="3995"/>
  </office:meta>
</office:document-meta>
</file>